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.95cm" fo:min-width="4.313cm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5.124cm" fo:min-width="7.986cm"/>
    </style:style>
    <style:style style:name="gr3" style:family="graphic" style:parent-style-name="standard">
      <style:graphic-properties svg:stroke-color="#ba131a" draw:fill="solid" draw:fill-color="#fcd4d1" draw:textarea-horizontal-align="justify" draw:textarea-vertical-align="middle" draw:auto-grow-height="false" fo:min-height="5.124cm" fo:min-width="7.986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95cm" fo:min-width="4.353cm"/>
    </style:style>
    <style:style style:name="gr5" style:family="graphic" style:parent-style-name="standard">
      <style:graphic-properties svg:stroke-color="#407927" draw:fill="solid" draw:fill-color="#c2e0ae" draw:textarea-horizontal-align="justify" draw:textarea-vertical-align="middle" draw:auto-grow-height="false" fo:min-height="5.124cm" fo:min-width="7.98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</style:style>
    <style:style style:name="P4" style:family="paragraph">
      <loext:graphic-properties draw:fill="solid" draw:fill-color="#fcd4d1"/>
      <style:paragraph-properties fo:text-align="center"/>
    </style:style>
    <style:style style:name="P5" style:family="paragraph">
      <loext:graphic-properties draw:fill="solid" draw:fill-color="#c2e0ae"/>
      <style:paragraph-properties fo:text-align="center"/>
    </style:style>
    <style:style style:name="T1" style:family="text">
      <style:text-properties style:text-outline="true" fo:font-size="24pt" fo:text-shadow="1pt 1pt" fo:font-weight="bold" style:font-size-asian="18pt" style:font-size-complex="18pt"/>
    </style:style>
    <style:style style:name="T2" style:family="text">
      <style:text-properties style:text-outline="false" fo:font-size="24pt" fo:text-shadow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2.4cm" draw:transform="rotate (0.967086938530058) translate (7.402cm 12.4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2cm" svg:height="7.6cm" draw:transform="skewX (-0.0668461103513828) translate (0.891cm 12.3cm)">
          <text:p text:style-name="P2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Suscepti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cm" svg:height="2.4cm" draw:transform="rotate (-0.826413400819316) translate (16.965cm 7.5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2cm" svg:height="7.6cm" draw:transform="skewX (-0.0668461103513828) translate (7.791cm 1.3cm)">
          <text:p text:style-name="P2"><text:span text:style-name="T2">Infected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546cm" svg:height="2.4cm" draw:transform="rotate (-3.13059707930223) translate (18.772cm 17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2cm" svg:height="7.6cm" draw:transform="skewX (-0.0668461103513828) translate (16.1cm 12.2cm)">
          <text:p text:style-name="P2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>Recovered</text:span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gelbert Niehaus</meta:initial-creator>
    <meta:creation-date>2020-03-30T13:45:22.851705000</meta:creation-date>
    <dc:date>2020-03-31T18:42:21.245669000</dc:date>
    <dc:creator>Engelbert Niehaus</dc:creator>
    <meta:editing-duration>PT23H7M11S</meta:editing-duration>
    <meta:editing-cycles>2</meta:editing-cycles>
    <meta:generator>LibreOffice/6.0.6.2$MacOSX_X86_64 LibreOffice_project/0c292870b25a325b5ed35f6b45599d2ea4458e77</meta:generator>
    <meta:document-statistic meta:object-count="6"/>
  </office:meta>
</office:document-meta>
</file>